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_20_indent">
      <style:paragraph-properties fo:margin-top="0.3cm" fo:margin-bottom="0.21cm"/>
      <style:text-properties style:use-window-font-color="true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" style:family="paragraph" style:parent-style-name="Text_20_body">
      <style:paragraph-properties fo:margin-top="0.3cm" fo:margin-bottom="0.21cm"/>
      <style:text-properties fo:font-weight="bold" style:font-weight-asian="bold" style:font-weight-complex="bold"/>
    </style:style>
    <style:style style:name="P3" style:family="paragraph" style:parent-style-name="Text_20_body_20_indent">
      <style:paragraph-properties fo:margin-top="0cm" fo:margin-bottom="0.21cm"/>
      <style:text-properties fo:font-weight="normal" style:font-weight-asian="normal" style:font-weight-complex="normal"/>
    </style:style>
    <style:style style:name="P4" style:family="paragraph" style:parent-style-name="Text_20_body_20_indent">
      <style:paragraph-properties fo:margin-top="0cm" fo:margin-bottom="0.21cm"/>
      <style:text-properties style:use-window-font-color="true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_20_indent">
      <style:text-properties style:use-window-font-color="true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7" style:family="paragraph" style:parent-style-name="Text_20_body_20_indent">
      <style:paragraph-properties fo:margin-top="0cm" fo:margin-bottom="0cm"/>
      <style:text-properties style:use-window-font-color="true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8" style:family="paragraph" style:parent-style-name="Text_20_body" style:list-style-name="L1">
      <style:text-properties style:font-name="Arial"/>
    </style:style>
    <style:style style:name="P9" style:family="paragraph" style:parent-style-name="Text_20_body_20_indent" style:list-style-name="L2">
      <style:paragraph-properties fo:margin-top="0cm" fo:margin-bottom="0.21cm"/>
      <style:text-properties fo:font-weight="normal" style:font-weight-asian="normal" style:font-weight-complex="normal"/>
    </style:style>
    <style:style style:name="P10" style:family="paragraph" style:parent-style-name="Text_20_body_20_indent" style:list-style-name="L2">
      <style:paragraph-properties fo:margin-top="0cm" fo:margin-bottom="0.21cm"/>
    </style:style>
    <style:style style:name="P11" style:family="paragraph" style:parent-style-name="Text_20_body_20_indent" style:list-style-name="L2">
      <style:paragraph-properties fo:margin-top="0cm" fo:margin-bottom="0.21cm"/>
      <style:text-properties style:use-window-font-color="true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2" style:family="paragraph" style:parent-style-name="Footer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kindu Statechart Simulator<text:line-break/>-<text:line-break/><text:span text:style-name="T4">Scope of operation</text:span></text:p>
      <text:p text:style-name="P5">Simulation engine</text:p>
      <text:p text:style-name="Text_20_body_20_indent">The simulation engine supports the following functions of a state diagram:</text:p>
      <text:list xml:id="list33113373" text:style-name="L1">
        <text:list-item>
          <text:p text:style-name="P8">one region per statechart/state at the same level</text:p>
        </text:list-item>
        <text:list-item>
          <text:p text:style-name="P8">states with entry, do and exit action</text:p>
        </text:list-item>
        <text:list-item>
          <text:p text:style-name="P8">transitions with expressions which connects states in the same region</text:p>
        </text:list-item>
        <text:list-item>
          <text:p text:style-name="P8">initial states (pseudo state)</text:p>
        </text:list-item>
        <text:list-item>
          <text:p text:style-name="P8">final states</text:p>
        </text:list-item>
        <text:list-item>
          <text:p text:style-name="P8">variables and events</text:p>
        </text:list-item>
        <text:list-item>
          <text:p text:style-name="P8">functions:</text:p>
          <text:list>
            <text:list-item>
              <text:p text:style-name="P8">after(n seconds): this function describes a delay of <text:span text:style-name="T3">n </text:span><text:span text:style-name="T4">seconds (for 500ms use after(0.5)); this function is </text:span>only permitted in expressions of transitions</text:p>
            </text:list-item>
            <text:list-item>
              <text:p text:style-name="P8">send(event): this function activates (fires) the given <text:span text:style-name="T3">event</text:span>.</text:p>
            </text:list-item>
          </text:list>
        </text:list-item>
      </text:list>
      <text:p text:style-name="P2">Mathematical functions</text:p>
      <text:p text:style-name="P3">The simulator supports the following mathematical functions which can be used all expressions and actions:</text:p>
      <text:list xml:id="list33115565" text:style-name="L2">
        <text:list-item>
          <text:p text:style-name="P9">ln(): calculates the natural logarithm</text:p>
        </text:list-item>
        <text:list-item>
          <text:p text:style-name="P9">log(): calculates the 10 base logarithm</text:p>
        </text:list-item>
        <text:list-item>
          <text:p text:style-name="P9">sqr(): calculates the square of the given value</text:p>
        </text:list-item>
        <text:list-item>
          <text:p text:style-name="P9">sqrt(): calculates the square root</text:p>
        </text:list-item>
        <text:list-item>
          <text:p text:style-name="P9">exp(): defines the exponential function</text:p>
        </text:list-item>
        <text:list-item>
          <text:p text:style-name="P9">sin(): calculates the sine of the given value (radian)</text:p>
        </text:list-item>
        <text:list-item>
          <text:p text:style-name="P9">cos(): calculates the cosine of the given value (radian)</text:p>
        </text:list-item>
        <text:list-item>
          <text:p text:style-name="P9">tan(): calculates the tangent of the given value (radian)</text:p>
        </text:list-item>
        <text:list-item>
          <text:p text:style-name="P9">asin(): defines the arc sine function</text:p>
        </text:list-item>
        <text:list-item>
          <text:p text:style-name="P9">acos(): defines the arc cosine function</text:p>
        </text:list-item>
        <text:list-item>
          <text:p text:style-name="P9">atan(): defines the arc tangent function</text:p>
        </text:list-item>
        <text:list-item>
          <text:p text:style-name="P10"><text:span text:style-name="T5">sinh():</text:span><text:span text:style-name="T2"> </text:span><text:span text:style-name="T6">d</text:span><text:span text:style-name="T7">efines the hyperbolic sine function</text:span></text:p>
        </text:list-item>
        <text:list-item>
          <text:p text:style-name="P11">cosh(): defines the hyperbolic cosine function</text:p>
        </text:list-item>
        <text:list-item>
          <text:p text:style-name="P11">tanh(): defines the hyperbolic tangent function</text:p>
        </text:list-item>
        <text:list-item>
          <text:p text:style-name="P11">abs(): calculates the absolute value</text:p>
        </text:list-item>
        <text:list-item>
          <text:p text:style-name="P11"><text:soft-page-break/>deg(): converts an angle measured in radian to an angle measured in degrees</text:p>
        </text:list-item>
        <text:list-item>
          <text:p text:style-name="P11">rad(): converts an angle measured in degrees to an angle measured in radian</text:p>
        </text:list-item>
        <text:list-item>
          <text:p text:style-name="P11">int(): calculates the integer part of a number</text:p>
        </text:list-item>
        <text:list-item>
          <text:p text:style-name="P11">frac(): calculates the decimal fraction of a number</text:p>
        </text:list-item>
        <text:list-item>
          <text:p text:style-name="P11">round(): rounds a value to next integer</text:p>
        </text:list-item>
        <text:list-item>
          <text:p text:style-name="P11">step(): defines the saltus function</text:p>
        </text:list-item>
      </text:list>
      <text:p text:style-name="P2">Supported operators</text:p>
      <text:p text:style-name="Text_20_body_20_indent"><text:bookmark text:name="_ltid_0_0"/><text:bookmark text:name="ltwid__ltid_0_0_0"/>The <text:bookmark text:name="ltwid__ltid_0_0_1"/>following <text:bookmark text:name="ltwid__ltid_0_0_2"/>operators <text:bookmark text:name="ltwid__ltid_0_0_3"/>can <text:bookmark text:name="ltwid__ltid_0_0_7"/>be <text:bookmark text:name="ltwid__ltid_0_0_6"/>used to define <text:bookmark text:name="ltwid__ltid_0_0_5"/>conditions:</text:p>
      <text:p text:style-name="P4"><text:tab/>==, !=, &gt;=, &lt;=, &gt;, &lt;, &amp;&amp;, ||</text:p>
      <text:p text:style-name="P1">The following mathematical operators can <text:bookmark text:name="ltwid__ltid_0_0_71"/>be <text:bookmark text:name="ltwid__ltid_0_0_61"/>used to define actions:</text:p>
      <text:p text:style-name="Text_20_body_20_indent"><text:span text:style-name="T7"><text:tab/>+, -, *, /, ^,</text:span><text:span text:style-name="T7"> = (</text:span><text:span text:style-name="T1">used for definitions and assignments</text:span><text:span text:style-name="T7">)</text:span></text:p>
      <text:p text:style-name="P6">Universal symbols:</text:p>
      <text:p text:style-name="P6"><text:tab/>(, ), [, ]</text:p>
      <text:p text:style-name="P2">Condition definition</text:p>
      <text:p text:style-name="P7">The use of “true” and “false” is not allowed in condi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style:font-name="Arial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ast modified: 16.02.20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1T11:11:24.90</meta:creation-date>
    <dc:date>2009-02-16T13:01:25.58</dc:date>
    <meta:editing-duration>PT05H15M14S</meta:editing-duration>
    <meta:editing-cycles>16</meta:editing-cycles>
    <meta:generator>OpenOffice.org/3.0$Win32 OpenOffice.org_project/300m9$Build-9358</meta:generator>
    <meta:document-statistic meta:table-count="0" meta:image-count="0" meta:object-count="0" meta:page-count="2" meta:paragraph-count="45" meta:word-count="348" meta:character-count="2072"/>
    <meta:user-defined meta:name="Info 1"/>
    <meta:user-defined meta:name="Info 2"/>
    <meta:user-defined meta:name="Info 3"/>
    <meta:user-defined meta:name="Info 4"/>
  </office:meta>
</office:document-meta>
</file>